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paragraph-properties fo:margin-top="0in" fo:margin-bottom="0in" loext:contextual-spacing="false"/>
    </style:style>
    <style:style style:name="P24" style:family="paragraph" style:parent-style-name="Text_20_body" style:list-style-name="L1">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style>
    <style:style style:name="P27" style:family="paragraph" style:parent-style-name="Text_20_body" style:list-style-name="L7">
      <style:paragraph-properties fo:margin-top="0in" fo:margin-bottom="0in" loext:contextual-spacing="false"/>
    </style:style>
    <style:style style:name="P28" style:family="paragraph" style:parent-style-name="Text_20_body" style:list-style-name="L9">
      <style:paragraph-properties fo:margin-top="0in" fo:margin-bottom="0in" loext:contextual-spacing="false"/>
    </style:style>
    <style:style style:name="P29" style:family="paragraph" style:parent-style-name="Text_20_body" style:list-style-name="L10">
      <style:paragraph-properties fo:margin-top="0in" fo:margin-bottom="0in" loext:contextual-spacing="false"/>
    </style:style>
    <style:style style:name="P30" style:family="paragraph" style:parent-style-name="Text_20_body" style:list-style-name="L11">
      <style:paragraph-properties fo:margin-top="0in" fo:margin-bottom="0in" loext:contextual-spacing="false"/>
    </style:style>
    <style:style style:name="P31" style:family="paragraph" style:parent-style-name="Text_20_body" style:list-style-name="L14">
      <style:paragraph-properties fo:margin-top="0in" fo:margin-bottom="0in" loext:contextual-spacing="false"/>
    </style:style>
    <style:style style:name="P32" style:family="paragraph" style:parent-style-name="Text_20_body" style:list-style-name="L15">
      <style:paragraph-properties fo:margin-top="0in" fo:margin-bottom="0in" loext:contextual-spacing="false"/>
    </style:style>
    <style:style style:name="P33" style:family="paragraph" style:parent-style-name="Text_20_body" style:list-style-name="L17">
      <style:paragraph-properties fo:margin-top="0in" fo:margin-bottom="0in" loext:contextual-spacing="false"/>
    </style:style>
    <style:style style:name="P34" style:family="paragraph" style:parent-style-name="Text_20_body" style:list-style-name="L18">
      <style:paragraph-properties fo:margin-top="0in" fo:margin-bottom="0in" loext:contextual-spacing="false"/>
    </style:style>
    <style:style style:name="P35" style:family="paragraph" style:parent-style-name="Text_20_body" style:list-style-name="L20">
      <style:paragraph-properties fo:margin-top="0in" fo:margin-bottom="0in" loext:contextual-spacing="false"/>
    </style:style>
    <style:style style:name="P36" style:family="paragraph" style:parent-style-name="Text_20_body" style:list-style-name="L22">
      <style:paragraph-properties fo:margin-top="0in" fo:margin-bottom="0in" loext:contextual-spacing="false"/>
    </style:style>
    <style:style style:name="P37"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 single Prometheus server could become a single point of failure if it goes down, causing you to be unable to access critical metric data when you need it. The simplicity of Prometheus' design makes it relatively easy to create new Prometheus servers for high availability. In this lesson, we will discuss what high availability looks like for Prometheus, and we will demonstrate it by building a second Prometheus server.</text:p>
      <text:h text:style-name="Heading_20_3" text:outline-level="3"><text:bookmark text:name="relevant-documentation"/>Relevant Documentation</text:h>
      <text:list xml:id="list2188010225" text:style-name="L21">
        <text:list-item>
          <text:p text:style-name="P21"><text:a xlink:type="simple" xlink:href="https://prometheus.io/docs/introduction/faq/#can-prometheus-be-made-highly-available" text:style-name="Internet_20_link" text:visited-style-name="Visited_20_Internet_20_Link">Can Prometheus be made highly available?</text:a></text:p>
        </text:list-item>
      </text:list>
      <text:h text:style-name="Heading_20_3" text:outline-level="3"><text:bookmark text:name="lesson-reference"/>Lesson Reference</text:h>
      <text:p text:style-name="Text_20_body">If you already built a second server for an additional Alertmanager instance, feel free to use that same server for this lesson.</text:p>
      <text:p text:style-name="Text_20_body">Otherwise, you will need to create a second server with the following settings:</text:p>
      <text:list xml:id="list1409033682" text:style-name="L22">
        <text:list-item>
          <text:p text:style-name="P36">Distribution: <text:span text:style-name="Source_20_Text">Ubuntu 18.04 Bionic Beaver LTS</text:span></text:p>
        </text:list-item>
        <text:list-item>
          <text:p text:style-name="P36">Size: <text:span text:style-name="Source_20_Text">Small</text:span></text:p>
        </text:list-item>
        <text:list-item>
          <text:p text:style-name="P22">Tag: <text:span text:style-name="Source_20_Text">Prometheus 2</text:span></text:p>
        </text:list-item>
      </text:list>
      <text:h text:style-name="Heading_20_4" text:outline-level="4"><text:bookmark text:name="install-prometheus-on-the-second-server"/>Install Prometheus on the Second Server</text:h>
      <text:p text:style-name="Text_20_body">Log in to your second server.</text:p>
      <text:p text:style-name="Text_20_body">Create a user, group, and directories for Prometheus:</text:p>
      <text:p text:style-name="P37"><text:span text:style-name="Source_20_Text">sudo useradd -M -r -s /bin/false prometheus</text:span></text:p>
      <text:p text:style-name="P37"><text:span text:style-name="Source_20_Text">sudo mkdir /etc/prometheus /var/lib/prometheus</text:span></text:p>
      <text:p text:style-name="Text_20_body">Download and extract the pre-compiled binaries:</text:p>
      <text:p text:style-name="P37"><text:span text:style-name="Source_20_Text">wget https://github.com/prometheus/prometheus/releases/download/v2.16.0/prometheus-2.16.0.linux-amd64.tar.gz</text:span></text:p>
      <text:p text:style-name="P37"><text:span text:style-name="Source_20_Text">tar xzf prometheus-2.16.0.linux-amd64.tar.gz prometheus-2.16.0.linux-amd64/</text:span></text:p>
      <text:p text:style-name="Text_20_body">Move the files from the downloaded archive to the appropriate locations and set ownership:</text:p>
      <text:p text:style-name="P37"><text:span text:style-name="Source_20_Text">sudo cp prometheus-2.16.0.linux-amd64/{prometheus,promtool} /usr/local/bin/</text:span></text:p>
      <text:p text:style-name="P37"><text:span text:style-name="Source_20_Text">sudo chown prometheus:prometheus /usr/local/bin/{prometheus,promtool}</text:span></text:p>
      <text:p text:style-name="P37"><text:span text:style-name="Source_20_Text">sudo cp -r prometheus-2.16.0.linux-amd64/{consoles,console_libraries} /etc/prometheus/</text:span></text:p>
      <text:p text:style-name="P37"><text:span text:style-name="Source_20_Text">sudo cp prometheus-2.16.0.linux-amd64/prometheus.yml /etc/prometheus/prometheus.yml</text:span></text:p>
      <text:p text:style-name="P37"><text:span text:style-name="Source_20_Text">sudo chown -R prometheus:prometheus /etc/prometheus</text:span></text:p>
      <text:p text:style-name="P37"><text:span text:style-name="Source_20_Text">sudo chown prometheus:prometheus /var/lib/prometheus</text:span></text:p>
      <text:p text:style-name="Text_20_body">Briefly test your setup by running Prometheus in the foreground:</text:p>
      <text:p text:style-name="P37"><text:span text:style-name="Source_20_Text">prometheus --config.file=/etc/prometheus/prometheus.yml</text:span></text:p>
      <text:p text:style-name="Text_20_body"><text:soft-page-break/>Create a <text:span text:style-name="Source_20_Text">systemd</text:span> unit file for Prometheus:</text:p>
      <text:p text:style-name="P37"><text:span text:style-name="Source_20_Text">sudo vi /etc/systemd/system/prometheus.service</text:span></text:p>
      <text:p text:style-name="Text_20_body">Define the Prometheus service in the unit file:</text:p>
      <text:p text:style-name="Preformatted_20_Text"><text:span text:style-name="Source_20_Text">[Unit]</text:span></text:p>
      <text:p text:style-name="Preformatted_20_Text"><text:span text:style-name="Source_20_Text">Description=Prometheus Time Series Collection and Processing Server</text:span></text:p>
      <text:p text:style-name="Preformatted_20_Text"><text:span text:style-name="Source_20_Text">Wants=network-online.target</text:span></text:p>
      <text:p text:style-name="Preformatted_20_Text"><text:span text:style-name="Source_20_Text">After=network-online.target</text:span></text:p>
      <text:p text:style-name="Preformatted_20_Text"/>
      <text:p text:style-name="Preformatted_20_Text"><text:span text:style-name="Source_20_Text">[Service]</text:span></text:p>
      <text:p text:style-name="Preformatted_20_Text"><text:span text:style-name="Source_20_Text">User=prometheus</text:span></text:p>
      <text:p text:style-name="Preformatted_20_Text"><text:span text:style-name="Source_20_Text">Group=prometheus</text:span></text:p>
      <text:p text:style-name="Preformatted_20_Text"><text:span text:style-name="Source_20_Text">Type=simple</text:span></text:p>
      <text:p text:style-name="Preformatted_20_Text"><text:span text:style-name="Source_20_Text">ExecStart=/usr/local/bin/prometheus \</text:span></text:p>
      <text:p text:style-name="Preformatted_20_Text"><text:span text:style-name="Source_20_Text"><text:s text:c="4"/>--config.file /etc/prometheus/prometheus.yml \</text:span></text:p>
      <text:p text:style-name="Preformatted_20_Text"><text:span text:style-name="Source_20_Text"><text:s text:c="4"/>--storage.tsdb.path /var/lib/prometheus/ \</text:span></text:p>
      <text:p text:style-name="Preformatted_20_Text"><text:span text:style-name="Source_20_Text"><text:s text:c="4"/>--web.console.templates=/etc/prometheus/consoles \</text:span></text:p>
      <text:p text:style-name="Preformatted_20_Text"><text:span text:style-name="Source_20_Text"><text:s text:c="4"/>--web.console.libraries=/etc/prometheus/console_libraries</text:span></text:p>
      <text:p text:style-name="Preformatted_20_Text"/>
      <text:p text:style-name="Preformatted_20_Text"><text:span text:style-name="Source_20_Text">[Install]</text:span></text:p>
      <text:p text:style-name="P37"><text:span text:style-name="Source_20_Text">WantedBy=multi-user.target</text:span></text:p>
      <text:h text:style-name="Heading_20_4" text:outline-level="4"><text:bookmark text:name="copy-all-prometheus-configurations-from-server-1-to-server-2"/>Copy All Prometheus Configurations from Server 1 to Server 2</text:h>
      <text:p text:style-name="Text_20_body">Log in to your first Prometheus server.</text:p>
      <text:p text:style-name="Text_20_body">Edit your Prometheus config to change any <text:span text:style-name="Source_20_Text">localhost</text:span> references that might not work properly on the new server:</text:p>
      <text:p text:style-name="P37"><text:span text:style-name="Source_20_Text">sudo vi /etc/prometheus/prometheus.yml</text:span></text:p>
      <text:p text:style-name="Text_20_body">Change references to <text:span text:style-name="Source_20_Text">localhost</text:span> <text:span text:style-name="Emphasis">except</text:span> for the target of the <text:span text:style-name="Source_20_Text">prometheus</text:span> job to the private IP address of your first Prometheus server.</text:p>
      <text:p text:style-name="Text_20_body">Copy <text:span text:style-name="Source_20_Text">prometheus.yml</text:span> to Prometheus Server 2:</text:p>
      <text:p text:style-name="P37"><text:span text:style-name="Source_20_Text">scp /etc/prometheus/prometheus.yml cloud_user@&lt;PROMETHEUS_SERVER_2_PRIVATE_IP&gt;:/home/cloud_user</text:span></text:p>
      <text:p text:style-name="Text_20_body">Copy your rules files to Prometheus Server 2:</text:p>
      <text:p text:style-name="P37"><text:span text:style-name="Source_20_Text">scp /etc/prometheus/rules/* cloud_user@&lt;PROMETHEUS_SERVER_2_PRIVATE_IP&gt;:/home/cloud_user</text:span></text:p>
      <text:p text:style-name="Text_20_body">Log in to Prometheus Server 2 and move <text:span text:style-name="Source_20_Text">prometheus.yml</text:span> to the appropriate location:</text:p>
      <text:p text:style-name="P37"><text:span text:style-name="Source_20_Text">sudo mv ~/prometheus.yml /etc/prometheus/prometheus.yml</text:span></text:p>
      <text:p text:style-name="Text_20_body">Create the rules directory, and then move the rules file to the appropriate location.</text:p>
      <text:p text:style-name="P37"><text:span text:style-name="Source_20_Text">sudo mkdir -p /etc/prometheus/rules</text:span></text:p>
      <text:p text:style-name="P37"><text:span text:style-name="Source_20_Text">sudo mv ~/*.yml /etc/prometheus/rules</text:span></text:p>
      <text:h text:style-name="Heading_20_4" text:outline-level="4"><text:bookmark text:name="start-the-second-prometheus-instance"/>Start the Second Prometheus Instance</text:h>
      <text:p text:style-name="Text_20_body">On Prometheus Server 2, start and enable Prometheus:</text:p>
      <text:p text:style-name="P37"><text:soft-page-break/><text:span text:style-name="Source_20_Text">sudo systemctl enable prometheus</text:span></text:p>
      <text:p text:style-name="P37"><text:span text:style-name="Source_20_Text">sudo systemctl start prometheus</text:span></text:p>
      <text:p text:style-name="Text_20_body">Access Prometheus Server 2 in a browser at <text:span text:style-name="Source_20_Text">http://&lt;PROMETHEUS_SERVER_2_PUBLIC_IP&gt;:9090</text:span>. Run a query to verify it is working:</text:p>
      <text:p text:style-name="P37"><text:span text:style-name="Source_20_Text">up</text:span></text:p>
      <text:p text:style-name="Text_20_body">You should see <text:span text:style-name="Source_20_Text">up</text:span> data for all jobs that were previously set up on Prometheus Server 1.</text:p>
      <text:p text:style-name="Text_20_body">You can also click <text:span text:style-name="Source_20_Text">Alerts</text:span> to verify the alerts from Prometheus Server 1 appea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8T07:50:33.111713190</dc:date>
    <meta:editing-duration>P1DT38M19S</meta:editing-duration>
    <meta:editing-cycles>18</meta:editing-cycles>
    <meta:generator>LibreOffice/6.0.7.3$Linux_X86_64 LibreOffice_project/00m0$Build-3</meta:generator>
    <meta:document-statistic meta:table-count="0" meta:image-count="0" meta:object-count="0" meta:page-count="3" meta:paragraph-count="66" meta:word-count="464" meta:character-count="3833" meta:non-whitespace-character-count="3428"/>
  </office:meta>
</office:document-meta>
</file>